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text-properties officeooo:rsid="0003678d" officeooo:paragraph-rsid="0003678d"/>
    </style:style>
    <style:style style:name="P4" style:family="paragraph" style:parent-style-name="Standard">
      <style:text-properties officeooo:rsid="0003f76c" officeooo:paragraph-rsid="0003f76c"/>
    </style:style>
    <style:style style:name="P5" style:family="paragraph" style:parent-style-name="Standard" style:master-page-name="Standard">
      <style:paragraph-properties fo:text-align="center" style:justify-single-word="false" style:page-number="auto"/>
      <style:text-properties fo:font-size="16pt" style:font-size-asian="16pt" style:font-size-complex="16pt"/>
    </style:style>
    <style:style style:name="P6" style:family="paragraph" style:parent-style-name="Standard">
      <style:text-properties officeooo:rsid="00057b76" officeooo:paragraph-rsid="00057b76"/>
    </style:style>
    <style:style style:name="T1" style:family="text">
      <style:text-properties fo:font-size="16pt" style:font-size-asian="16pt" style:font-size-complex="16pt"/>
    </style:style>
    <style:style style:name="T2" style:family="text">
      <style:text-properties fo:font-size="16pt" officeooo:rsid="0002eae9" style:font-size-asian="16pt" style:font-size-complex="16pt"/>
    </style:style>
    <style:style style:name="T3" style:family="text">
      <style:text-properties style:text-underline-style="solid" style:text-underline-width="auto" style:text-underline-color="font-color"/>
    </style:style>
    <style:style style:name="T4" style:family="text">
      <style:text-properties officeooo:rsid="0002eae9"/>
    </style:style>
    <style:style style:name="T5" style:family="text">
      <style:text-properties officeooo:rsid="00057b7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ct #<text:span text:style-name="T5">2</text:span></text:p>
      <text:p text:style-name="P1"><text:span text:style-name="T1">CS </text:span><text:span text:style-name="T2">3510</text:span><text:span text:style-name="T1"> – Sprin</text:span><text:span text:style-name="T2">g</text:span><text:span text:style-name="T1"> 201</text:span><text:span text:style-name="T2">4</text:span></text:p>
      <text:p text:style-name="P2">Seth Yost, <text:span text:style-name="T4">Mitch Birti</text:span></text:p>
      <text:p text:style-name="Standard"/>
      <text:p text:style-name="Standard"/>
      <text:p text:style-name="Standard">I. <text:span text:style-name="T3">Requirements</text:span>:</text:p>
      <text:p text:style-name="P3">Develop a <text:span text:style-name="T5">parser</text:span> which can <text:span text:style-name="T5">parse</text:span> a program written in the C- language described in Appendix A of the text.</text:p>
      <text:p text:style-name="P3"/>
      <text:p text:style-name="Standard">II. <text:span text:style-name="T3">Design</text:span>:</text:p>
      <text:p text:style-name="P3">We built <text:span text:style-name="T5">a recursive descent parser as described in class and in the book, using the scanner developed in project 1A/1B.</text:span></text:p>
      <text:p text:style-name="Standard"/>
      <text:p text:style-name="Standard">III. <text:span text:style-name="T3">Implementation</text:span>:</text:p>
      <text:p text:style-name="P6">We made an object for each language structure (variable declarations, expressions, loops, etc.) and wrote parse methods to parse those structures using the first and follow sets of the grammar.</text:p>
      <text:p text:style-name="Standard"/>
      <text:p text:style-name="Standard">IV. <text:span text:style-name="T3">Testing</text:span>:</text:p>
      <text:p text:style-name="P3">We wrote a Tester class that outputs the <text:span text:style-name="T5">tree</text:span> generated by the <text:span text:style-name="T5">parser</text:span> when it is given a test file. <text:span text:style-name="T5">We tested using a program given in the book and with 3 test programs from the course website.</text:span></text:p>
      <text:p text:style-name="Standard"/>
      <text:p text:style-name="Standard">V. <text:span text:style-name="T3">Summary/Conclusion</text:span>:</text:p>
      <text:p text:style-name="P4">Our project is working properly. We didn't encounter any major problems with our <text:span text:style-name="T5">Parser</text:span> implementation, which was extremely surprising. <text:span text:style-name="T5">We did have a bit of trouble with our grammar not being up to specifications, and we were missing some tokens in our first and follow sets. This was resolved when we tried to parse structures that depended on those first/follow set toke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3</dc:title>
    <meta:initial-creator>GALLAGHD</meta:initial-creator>
    <meta:creation-date>2008-08-26T13:43:00</meta:creation-date>
    <dc:creator>Mitch Birti</dc:creator>
    <dc:date>2014-03-26T23:50:01.903906945</dc:date>
    <meta:print-date>2011-01-10T14:04:00</meta:print-date>
    <meta:editing-cycles>10</meta:editing-cycles>
    <meta:editing-duration>PT1H51M27S</meta:editing-duration>
    <meta:generator>LibreOffice/4.1.5.3$Linux_X86_64 LibreOffice_project/410m0$Build-3</meta:generator>
    <meta:document-statistic meta:table-count="0" meta:image-count="0" meta:object-count="0" meta:page-count="1" meta:paragraph-count="13" meta:word-count="191" meta:character-count="1121" meta:non-whitespace-character-count="942"/>
  </office:meta>
</office:document-meta>
</file>